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HttpProviderMarshaler.setAcceptEncoding( String acceptEncod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HttpProviderMarshaler.getContentEncod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HttpProviderMarshaler.setContentEncoding( String contentEncod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HttpProviderMarshaler.getRequestEncodingStream( String encoding , OutputStream dataStream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bstractHttpProviderMarshaler.getResponseEncodingStream( String encoding , InputStream dataStream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bstractHttpProviderMarshaler.getAcceptEncod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